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/S1D</text:p>
          </table:table-cell>
          <table:table-cell office:value-type="float" office:value="90.78">
            <text:p>90,78</text:p>
          </table:table-cell>
          <table:table-cell office:value-type="string">
            <text:p>/S1R</text:p>
          </table:table-cell>
          <table:table-cell office:value-type="float" office:value="2313.13">
            <text:p>2313,13</text:p>
          </table:table-cell>
        </table:table-row>
        <table:table-row table:style-name="ro1">
          <table:table-cell office:value-type="string">
            <text:p>/S2D</text:p>
          </table:table-cell>
          <table:table-cell office:value-type="float" office:value="80.67">
            <text:p>80,67</text:p>
          </table:table-cell>
          <table:table-cell office:value-type="string">
            <text:p>/S2R</text:p>
          </table:table-cell>
          <table:table-cell office:value-type="float" office:value="2303.66">
            <text:p>2303,66</text:p>
          </table:table-cell>
        </table:table-row>
        <table:table-row table:style-name="ro1">
          <table:table-cell office:value-type="string">
            <text:p>/S3D</text:p>
          </table:table-cell>
          <table:table-cell office:value-type="float" office:value="70.55">
            <text:p>70,55</text:p>
          </table:table-cell>
          <table:table-cell office:value-type="string">
            <text:p>/S3R</text:p>
          </table:table-cell>
          <table:table-cell office:value-type="float" office:value="2294.2">
            <text:p>2294,2</text:p>
          </table:table-cell>
        </table:table-row>
        <table:table-row table:style-name="ro1">
          <table:table-cell office:value-type="string">
            <text:p>/S4D</text:p>
          </table:table-cell>
          <table:table-cell office:value-type="float" office:value="60.44">
            <text:p>60,44</text:p>
          </table:table-cell>
          <table:table-cell office:value-type="string">
            <text:p>/S4R</text:p>
          </table:table-cell>
          <table:table-cell office:value-type="float" office:value="2284.73">
            <text:p>2284,73</text:p>
          </table:table-cell>
        </table:table-row>
        <table:table-row table:style-name="ro1">
          <table:table-cell office:value-type="string">
            <text:p>/S5D</text:p>
          </table:table-cell>
          <table:table-cell office:value-type="float" office:value="50.32">
            <text:p>50,32</text:p>
          </table:table-cell>
          <table:table-cell office:value-type="string">
            <text:p>/S5R</text:p>
          </table:table-cell>
          <table:table-cell office:value-type="float" office:value="2275.26">
            <text:p>2275,26</text:p>
          </table:table-cell>
        </table:table-row>
        <table:table-row table:style-name="ro1">
          <table:table-cell office:value-type="string">
            <text:p>/S6D</text:p>
          </table:table-cell>
          <table:table-cell office:value-type="float" office:value="40.43">
            <text:p>40,43</text:p>
          </table:table-cell>
          <table:table-cell office:value-type="string">
            <text:p>/S6R</text:p>
          </table:table-cell>
          <table:table-cell office:value-type="float" office:value="2265.8">
            <text:p>2265,8</text:p>
          </table:table-cell>
        </table:table-row>
        <table:table-row table:style-name="ro1">
          <table:table-cell office:value-type="string">
            <text:p>/S7D</text:p>
          </table:table-cell>
          <table:table-cell office:value-type="float" office:value="36.24">
            <text:p>36,24</text:p>
          </table:table-cell>
          <table:table-cell office:value-type="string">
            <text:p>/S7R</text:p>
          </table:table-cell>
          <table:table-cell office:value-type="float" office:value="2256.33">
            <text:p>2256,33</text:p>
          </table:table-cell>
        </table:table-row>
        <table:table-row table:style-name="ro1">
          <table:table-cell office:value-type="string">
            <text:p>/S8D</text:p>
          </table:table-cell>
          <table:table-cell office:value-type="float" office:value="32.05">
            <text:p>32,05</text:p>
          </table:table-cell>
          <table:table-cell office:value-type="string">
            <text:p>/S8R</text:p>
          </table:table-cell>
          <table:table-cell office:value-type="float" office:value="2246.86">
            <text:p>2246,86</text:p>
          </table:table-cell>
        </table:table-row>
        <table:table-row table:style-name="ro1">
          <table:table-cell office:value-type="string">
            <text:p>/S9D</text:p>
          </table:table-cell>
          <table:table-cell office:value-type="float" office:value="30.64">
            <text:p>30,64</text:p>
          </table:table-cell>
          <table:table-cell office:value-type="string">
            <text:p>/S9R</text:p>
          </table:table-cell>
          <table:table-cell office:value-type="float" office:value="2237.4">
            <text:p>2237,4</text:p>
          </table:table-cell>
        </table:table-row>
        <table:table-row table:style-name="ro1">
          <table:table-cell office:value-type="string">
            <text:p>/S10D</text:p>
          </table:table-cell>
          <table:table-cell office:value-type="float" office:value="34.83">
            <text:p>34,83</text:p>
          </table:table-cell>
          <table:table-cell office:value-type="string">
            <text:p>/S10R</text:p>
          </table:table-cell>
          <table:table-cell office:value-type="float" office:value="2227.93">
            <text:p>2227,93</text:p>
          </table:table-cell>
        </table:table-row>
        <table:table-row table:style-name="ro1">
          <table:table-cell office:value-type="string">
            <text:p>/S11D</text:p>
          </table:table-cell>
          <table:table-cell office:value-type="float" office:value="39.02">
            <text:p>39,02</text:p>
          </table:table-cell>
          <table:table-cell office:value-type="string">
            <text:p>/S11R</text:p>
          </table:table-cell>
          <table:table-cell office:value-type="float" office:value="2218.46">
            <text:p>2218,46</text:p>
          </table:table-cell>
        </table:table-row>
        <table:table-row table:style-name="ro1">
          <table:table-cell office:value-type="string">
            <text:p>/S12D</text:p>
          </table:table-cell>
          <table:table-cell office:value-type="float" office:value="46.92">
            <text:p>46,92</text:p>
          </table:table-cell>
          <table:table-cell office:value-type="string">
            <text:p>/S12R</text:p>
          </table:table-cell>
          <table:table-cell office:value-type="float" office:value="2209">
            <text:p>2209</text:p>
          </table:table-cell>
        </table:table-row>
        <table:table-row table:style-name="ro1">
          <table:table-cell office:value-type="string">
            <text:p>/S13D</text:p>
          </table:table-cell>
          <table:table-cell office:value-type="float" office:value="57.04">
            <text:p>57,04</text:p>
          </table:table-cell>
          <table:table-cell office:value-type="string">
            <text:p>/S13R</text:p>
          </table:table-cell>
          <table:table-cell office:value-type="float" office:value="2199.53">
            <text:p>2199,53</text:p>
          </table:table-cell>
        </table:table-row>
        <table:table-row table:style-name="ro1">
          <table:table-cell office:value-type="string">
            <text:p>/S14D</text:p>
          </table:table-cell>
          <table:table-cell office:value-type="float" office:value="67.15">
            <text:p>67,15</text:p>
          </table:table-cell>
          <table:table-cell office:value-type="string">
            <text:p>/S14R</text:p>
          </table:table-cell>
          <table:table-cell office:value-type="float" office:value="2190.06">
            <text:p>2190,06</text:p>
          </table:table-cell>
        </table:table-row>
        <table:table-row table:style-name="ro1">
          <table:table-cell office:value-type="string">
            <text:p>/S15D</text:p>
          </table:table-cell>
          <table:table-cell office:value-type="float" office:value="77.27">
            <text:p>77,27</text:p>
          </table:table-cell>
          <table:table-cell office:value-type="string">
            <text:p>/S15R</text:p>
          </table:table-cell>
          <table:table-cell office:value-type="float" office:value="2180.6">
            <text:p>2180,6</text:p>
          </table:table-cell>
        </table:table-row>
        <table:table-row table:style-name="ro1">
          <table:table-cell office:value-type="string">
            <text:p>/S16D</text:p>
          </table:table-cell>
          <table:table-cell office:value-type="float" office:value="87.38">
            <text:p>87,38</text:p>
          </table:table-cell>
          <table:table-cell office:value-type="string">
            <text:p>/S16R</text:p>
          </table:table-cell>
          <table:table-cell office:value-type="float" office:value="2171.12">
            <text:p>2171,12</text:p>
          </table:table-cell>
        </table:table-row>
        <table:table-row table:style-name="ro1">
          <table:table-cell office:value-type="string">
            <text:p>/S17D</text:p>
          </table:table-cell>
          <table:table-cell office:value-type="float" office:value="54.82">
            <text:p>54,82</text:p>
          </table:table-cell>
          <table:table-cell office:value-type="string">
            <text:p>/S17R</text:p>
          </table:table-cell>
          <table:table-cell office:value-type="float" office:value="2118.98">
            <text:p>2118,98</text:p>
          </table:table-cell>
        </table:table-row>
        <table:table-row table:style-name="ro1">
          <table:table-cell office:value-type="string">
            <text:p>/S18D</text:p>
          </table:table-cell>
          <table:table-cell office:value-type="float" office:value="64.93">
            <text:p>64,93</text:p>
          </table:table-cell>
          <table:table-cell office:value-type="string">
            <text:p>/S18R</text:p>
          </table:table-cell>
          <table:table-cell office:value-type="float" office:value="2109.51">
            <text:p>2109,51</text:p>
          </table:table-cell>
        </table:table-row>
        <table:table-row table:style-name="ro1">
          <table:table-cell office:value-type="string">
            <text:p>/S19D</text:p>
          </table:table-cell>
          <table:table-cell office:value-type="float" office:value="75.05">
            <text:p>75,05</text:p>
          </table:table-cell>
          <table:table-cell office:value-type="string">
            <text:p>/S19R</text:p>
          </table:table-cell>
          <table:table-cell office:value-type="float" office:value="2100.05">
            <text:p>2100,05</text:p>
          </table:table-cell>
        </table:table-row>
        <table:table-row table:style-name="ro1">
          <table:table-cell office:value-type="string">
            <text:p>/S20D</text:p>
          </table:table-cell>
          <table:table-cell office:value-type="float" office:value="85.16">
            <text:p>85,16</text:p>
          </table:table-cell>
          <table:table-cell office:value-type="string">
            <text:p>/S20R</text:p>
          </table:table-cell>
          <table:table-cell office:value-type="float" office:value="2090.58">
            <text:p>2090,58</text:p>
          </table:table-cell>
        </table:table-row>
        <table:table-row table:style-name="ro1">
          <table:table-cell office:value-type="string">
            <text:p>/S21D</text:p>
          </table:table-cell>
          <table:table-cell office:value-type="float" office:value="95.28">
            <text:p>95,28</text:p>
          </table:table-cell>
          <table:table-cell office:value-type="string">
            <text:p>/S21R</text:p>
          </table:table-cell>
          <table:table-cell office:value-type="float" office:value="2081.11">
            <text:p>2081,11</text:p>
          </table:table-cell>
        </table:table-row>
        <table:table-row table:style-name="ro1">
          <table:table-cell office:value-type="string">
            <text:p>/S22D</text:p>
          </table:table-cell>
          <table:table-cell office:value-type="float" office:value="105.4">
            <text:p>105,4</text:p>
          </table:table-cell>
          <table:table-cell office:value-type="string">
            <text:p>/S22R</text:p>
          </table:table-cell>
          <table:table-cell office:value-type="float" office:value="2071.65">
            <text:p>2071,65</text:p>
          </table:table-cell>
        </table:table-row>
        <table:table-row table:style-name="ro1">
          <table:table-cell office:value-type="string">
            <text:p>/S23D</text:p>
          </table:table-cell>
          <table:table-cell office:value-type="float" office:value="115.51">
            <text:p>115,51</text:p>
          </table:table-cell>
          <table:table-cell office:value-type="string">
            <text:p>/S23R</text:p>
          </table:table-cell>
          <table:table-cell office:value-type="float" office:value="2062.18">
            <text:p>2062,18</text:p>
          </table:table-cell>
        </table:table-row>
        <table:table-row table:style-name="ro1">
          <table:table-cell office:value-type="string">
            <text:p>/S24D</text:p>
          </table:table-cell>
          <table:table-cell office:value-type="float" office:value="125.63">
            <text:p>125,63</text:p>
          </table:table-cell>
          <table:table-cell office:value-type="string">
            <text:p>/S24R</text:p>
          </table:table-cell>
          <table:table-cell office:value-type="float" office:value="2052.71">
            <text:p>2052,71</text:p>
          </table:table-cell>
        </table:table-row>
        <table:table-row table:style-name="ro1">
          <table:table-cell office:value-type="string">
            <text:p>/S25D</text:p>
          </table:table-cell>
          <table:table-cell office:value-type="float" office:value="135.74">
            <text:p>135,74</text:p>
          </table:table-cell>
          <table:table-cell office:value-type="string">
            <text:p>/S25R</text:p>
          </table:table-cell>
          <table:table-cell office:value-type="float" office:value="2043.25">
            <text:p>2043,25</text:p>
          </table:table-cell>
        </table:table-row>
        <table:table-row table:style-name="ro1">
          <table:table-cell office:value-type="string">
            <text:p>/S26D</text:p>
          </table:table-cell>
          <table:table-cell office:value-type="float" office:value="145.86">
            <text:p>145,86</text:p>
          </table:table-cell>
          <table:table-cell office:value-type="string">
            <text:p>/S26R</text:p>
          </table:table-cell>
          <table:table-cell office:value-type="float" office:value="2033.78">
            <text:p>2033,78</text:p>
          </table:table-cell>
        </table:table-row>
        <table:table-row table:style-name="ro1">
          <table:table-cell office:value-type="string">
            <text:p>/S27D</text:p>
          </table:table-cell>
          <table:table-cell office:value-type="float" office:value="155.97">
            <text:p>155,97</text:p>
          </table:table-cell>
          <table:table-cell office:value-type="string">
            <text:p>/S27R</text:p>
          </table:table-cell>
          <table:table-cell office:value-type="float" office:value="2024.31">
            <text:p>2024,31</text:p>
          </table:table-cell>
        </table:table-row>
        <table:table-row table:style-name="ro1">
          <table:table-cell office:value-type="string">
            <text:p>/S28D</text:p>
          </table:table-cell>
          <table:table-cell office:value-type="float" office:value="166.09">
            <text:p>166,09</text:p>
          </table:table-cell>
          <table:table-cell office:value-type="string">
            <text:p>/S28R</text:p>
          </table:table-cell>
          <table:table-cell office:value-type="float" office:value="2014.85">
            <text:p>2014,85</text:p>
          </table:table-cell>
        </table:table-row>
        <table:table-row table:style-name="ro1">
          <table:table-cell office:value-type="string">
            <text:p>/S29D</text:p>
          </table:table-cell>
          <table:table-cell office:value-type="float" office:value="176.2">
            <text:p>176,2</text:p>
          </table:table-cell>
          <table:table-cell office:value-type="string">
            <text:p>/S29R</text:p>
          </table:table-cell>
          <table:table-cell office:value-type="float" office:value="2005.38">
            <text:p>2005,38</text:p>
          </table:table-cell>
        </table:table-row>
        <table:table-row table:style-name="ro1">
          <table:table-cell office:value-type="string">
            <text:p>/S30D</text:p>
          </table:table-cell>
          <table:table-cell office:value-type="float" office:value="186.32">
            <text:p>186,32</text:p>
          </table:table-cell>
          <table:table-cell office:value-type="string">
            <text:p>/S30R</text:p>
          </table:table-cell>
          <table:table-cell office:value-type="float" office:value="1995.91">
            <text:p>1995,91</text:p>
          </table:table-cell>
        </table:table-row>
        <table:table-row table:style-name="ro1">
          <table:table-cell office:value-type="string">
            <text:p>/S31D</text:p>
          </table:table-cell>
          <table:table-cell office:value-type="float" office:value="196.44">
            <text:p>196,44</text:p>
          </table:table-cell>
          <table:table-cell office:value-type="string">
            <text:p>/S31R</text:p>
          </table:table-cell>
          <table:table-cell office:value-type="float" office:value="1986.45">
            <text:p>1986,45</text:p>
          </table:table-cell>
        </table:table-row>
        <table:table-row table:style-name="ro1">
          <table:table-cell office:value-type="string">
            <text:p>/S32D</text:p>
          </table:table-cell>
          <table:table-cell office:value-type="float" office:value="206.55">
            <text:p>206,55</text:p>
          </table:table-cell>
          <table:table-cell office:value-type="string">
            <text:p>/S32R</text:p>
          </table:table-cell>
          <table:table-cell office:value-type="float" office:value="1976.98">
            <text:p>1976,98</text:p>
          </table:table-cell>
        </table:table-row>
        <table:table-row table:style-name="ro1">
          <table:table-cell office:value-type="string">
            <text:p>/S33D</text:p>
          </table:table-cell>
          <table:table-cell office:value-type="float" office:value="173.99">
            <text:p>173,99</text:p>
          </table:table-cell>
          <table:table-cell office:value-type="string">
            <text:p>/S33R</text:p>
          </table:table-cell>
          <table:table-cell office:value-type="float" office:value="1924.83">
            <text:p>1924,83</text:p>
          </table:table-cell>
        </table:table-row>
        <table:table-row table:style-name="ro1">
          <table:table-cell office:value-type="string">
            <text:p>/S34D</text:p>
          </table:table-cell>
          <table:table-cell office:value-type="float" office:value="184.11">
            <text:p>184,11</text:p>
          </table:table-cell>
          <table:table-cell office:value-type="string">
            <text:p>/S34R</text:p>
          </table:table-cell>
          <table:table-cell office:value-type="float" office:value="1915.37">
            <text:p>1915,37</text:p>
          </table:table-cell>
        </table:table-row>
        <table:table-row table:style-name="ro1">
          <table:table-cell office:value-type="string">
            <text:p>/S35D</text:p>
          </table:table-cell>
          <table:table-cell office:value-type="float" office:value="194.22">
            <text:p>194,22</text:p>
          </table:table-cell>
          <table:table-cell office:value-type="string">
            <text:p>/S35R</text:p>
          </table:table-cell>
          <table:table-cell office:value-type="float" office:value="1905.9">
            <text:p>1905,9</text:p>
          </table:table-cell>
        </table:table-row>
        <table:table-row table:style-name="ro1">
          <table:table-cell office:value-type="string">
            <text:p>/S36D</text:p>
          </table:table-cell>
          <table:table-cell office:value-type="float" office:value="204.33">
            <text:p>204,33</text:p>
          </table:table-cell>
          <table:table-cell office:value-type="string">
            <text:p>/S36R</text:p>
          </table:table-cell>
          <table:table-cell office:value-type="float" office:value="1896.43">
            <text:p>1896,43</text:p>
          </table:table-cell>
        </table:table-row>
        <table:table-row table:style-name="ro1">
          <table:table-cell office:value-type="string">
            <text:p>/S37D</text:p>
          </table:table-cell>
          <table:table-cell office:value-type="float" office:value="214.58">
            <text:p>214,58</text:p>
          </table:table-cell>
          <table:table-cell office:value-type="string">
            <text:p>/S37R</text:p>
          </table:table-cell>
          <table:table-cell office:value-type="float" office:value="1886.96">
            <text:p>1886,96</text:p>
          </table:table-cell>
        </table:table-row>
        <table:table-row table:style-name="ro1">
          <table:table-cell office:value-type="string">
            <text:p>/S38D</text:p>
          </table:table-cell>
          <table:table-cell office:value-type="float" office:value="224.56">
            <text:p>224,56</text:p>
          </table:table-cell>
          <table:table-cell office:value-type="string">
            <text:p>/S38R</text:p>
          </table:table-cell>
          <table:table-cell office:value-type="float" office:value="1877.5">
            <text:p>1877,5</text:p>
          </table:table-cell>
        </table:table-row>
        <table:table-row table:style-name="ro1">
          <table:table-cell office:value-type="string">
            <text:p>/S39D</text:p>
          </table:table-cell>
          <table:table-cell office:value-type="float" office:value="234.68">
            <text:p>234,68</text:p>
          </table:table-cell>
          <table:table-cell office:value-type="string">
            <text:p>/S39R</text:p>
          </table:table-cell>
          <table:table-cell office:value-type="float" office:value="1868.03">
            <text:p>1868,03</text:p>
          </table:table-cell>
        </table:table-row>
        <table:table-row table:style-name="ro1">
          <table:table-cell office:value-type="string">
            <text:p>/S40D</text:p>
          </table:table-cell>
          <table:table-cell office:value-type="float" office:value="244.8">
            <text:p>244,8</text:p>
          </table:table-cell>
          <table:table-cell office:value-type="string">
            <text:p>/S40R</text:p>
          </table:table-cell>
          <table:table-cell office:value-type="float" office:value="1854.49">
            <text:p>1854,49</text:p>
          </table:table-cell>
        </table:table-row>
        <table:table-row table:style-name="ro1">
          <table:table-cell office:value-type="string">
            <text:p>/S41D</text:p>
          </table:table-cell>
          <table:table-cell office:value-type="float" office:value="254.91">
            <text:p>254,91</text:p>
          </table:table-cell>
          <table:table-cell office:value-type="string">
            <text:p>/S41R</text:p>
          </table:table-cell>
          <table:table-cell office:value-type="float" office:value="1842.93">
            <text:p>1842,93</text:p>
          </table:table-cell>
        </table:table-row>
        <table:table-row table:style-name="ro1">
          <table:table-cell office:value-type="string">
            <text:p>/S42D</text:p>
          </table:table-cell>
          <table:table-cell office:value-type="float" office:value="265.03">
            <text:p>265,03</text:p>
          </table:table-cell>
          <table:table-cell office:value-type="string">
            <text:p>/S42R</text:p>
          </table:table-cell>
          <table:table-cell office:value-type="float" office:value="1830.86">
            <text:p>1830,86</text:p>
          </table:table-cell>
        </table:table-row>
        <table:table-row table:style-name="ro1">
          <table:table-cell office:value-type="string">
            <text:p>/S43D</text:p>
          </table:table-cell>
          <table:table-cell office:value-type="float" office:value="275.4">
            <text:p>275,4</text:p>
          </table:table-cell>
          <table:table-cell office:value-type="string">
            <text:p>/S43R</text:p>
          </table:table-cell>
          <table:table-cell office:value-type="float" office:value="1818.71">
            <text:p>1818,71</text:p>
          </table:table-cell>
        </table:table-row>
        <table:table-row table:style-name="ro1">
          <table:table-cell office:value-type="string">
            <text:p>/S44D</text:p>
          </table:table-cell>
          <table:table-cell office:value-type="float" office:value="285.26">
            <text:p>285,26</text:p>
          </table:table-cell>
          <table:table-cell office:value-type="string">
            <text:p>/S44R</text:p>
          </table:table-cell>
          <table:table-cell office:value-type="float" office:value="1806.51">
            <text:p>1806,51</text:p>
          </table:table-cell>
        </table:table-row>
        <table:table-row table:style-name="ro1">
          <table:table-cell office:value-type="string">
            <text:p>/S45D</text:p>
          </table:table-cell>
          <table:table-cell office:value-type="float" office:value="300.29">
            <text:p>300,29</text:p>
          </table:table-cell>
          <table:table-cell office:value-type="string">
            <text:p>/S45R</text:p>
          </table:table-cell>
          <table:table-cell office:value-type="float" office:value="1794.23">
            <text:p>1794,23</text:p>
          </table:table-cell>
        </table:table-row>
        <table:table-row table:style-name="ro1">
          <table:table-cell office:value-type="string">
            <text:p>/S46D</text:p>
          </table:table-cell>
          <table:table-cell office:value-type="float" office:value="313.38">
            <text:p>313,38</text:p>
          </table:table-cell>
          <table:table-cell office:value-type="string">
            <text:p>/S46R</text:p>
          </table:table-cell>
          <table:table-cell office:value-type="float" office:value="1781.9">
            <text:p>1781,9</text:p>
          </table:table-cell>
        </table:table-row>
        <table:table-row table:style-name="ro1">
          <table:table-cell office:value-type="string">
            <text:p>/S47D</text:p>
          </table:table-cell>
          <table:table-cell office:value-type="float" office:value="327.22">
            <text:p>327,22</text:p>
          </table:table-cell>
          <table:table-cell office:value-type="string">
            <text:p>/S47R</text:p>
          </table:table-cell>
          <table:table-cell office:value-type="float" office:value="1769.49">
            <text:p>1769,49</text:p>
          </table:table-cell>
        </table:table-row>
        <table:table-row table:style-name="ro1">
          <table:table-cell office:value-type="string">
            <text:p>/S48D</text:p>
          </table:table-cell>
          <table:table-cell office:value-type="float" office:value="340.95">
            <text:p>340,95</text:p>
          </table:table-cell>
          <table:table-cell office:value-type="string">
            <text:p>/S48R</text:p>
          </table:table-cell>
          <table:table-cell office:value-type="float" office:value="1755.74">
            <text:p>1755,74</text:p>
          </table:table-cell>
        </table:table-row>
      </table:table>
      <table:database-ranges>
        <table:database-range table:target-range-address="Feuille1.C10:Feuille1.D10485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08">08/12/2021</text:date>, <text:time>15:3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12-08T15:32:19</dc:date>
    <dc:creator>Christophe Combaret</dc:creator>
    <meta:generator>OpenOffice/4.1.10$Unix OpenOffice.org_project/4110m2$Build-9807</meta:generator>
    <meta:editing-duration>PT2M36S</meta:editing-duration>
    <meta:editing-cycles>1</meta:editing-cycles>
    <meta:document-statistic meta:table-count="1" meta:cell-count="384" meta:object-count="0"/>
  </office:meta>
</office:document-meta>
</file>